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4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none" svg:stroke-width="0cm" svg:stroke-color="#999999" draw:marker-start-width="0.2cm" draw:marker-end-width="0.2cm" draw:fill="none" draw:textarea-horizontal-align="left" draw:textarea-vertical-align="top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6.003cm" svg:height="8.996cm" svg:x="19.204cm" svg:y="14.681cm">
            <draw:object draw:notify-on-update-of-ranges="Sheet1.D33:Sheet1.D37 Sheet1.E33:Sheet1.E37 Sheet1.F33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verall memory footprint for 10 high-traffic front pages" draw:style-name="gr2" draw:text-style-name="P1" svg:width="16cm" svg:height="9cm" svg:x="19.804cm" svg:y="25.314cm">
            <draw:object draw:notify-on-update-of-ranges="Sheet1.D60:Sheet1.D65 Sheet1.E60:Sheet1.E65 Sheet1.F60:Sheet1.F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cm" svg:height="9cm" svg:x="19.444cm" svg:y="37.212cm">
            <draw:object draw:notify-on-update-of-ranges="Sheet1.D85:Sheet1.D87 Sheet1.E85:Sheet1.E87 Sheet1.F85:Sheet1.F8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refox 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3" office:value-type="float" office:value="523.07" calcext:value-type="float">
            <text:p>523.1</text:p>
          </table:table-cell>
          <table:table-cell table:style-name="ce2" table:formula="of:=[.E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3" office:value-type="float" office:value="423.13" calcext:value-type="float">
            <text:p>423.1</text:p>
          </table:table-cell>
          <table:table-cell table:style-name="ce2" table:formula="of:=[.F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luhell 2.5.0 **</text:p>
          </table:table-cell>
          <table:table-cell table:style-name="ce3" office:value-type="float" office:value="403.83" calcext:value-type="float">
            <text:p>403.8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E 2.1.8</text:p>
          </table:table-cell>
          <table:table-cell table:style-name="ce3" office:value-type="float" office:value="611.11" calcext:value-type="float">
            <text:p>611.1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Block 2.0</text:p>
          </table:table-cell>
          <table:table-cell table:style-name="ce3" office:value-type="float" office:value="626.88" calcext:value-type="float">
            <text:p>626.9</text:p>
          </table:table-cell>
          <table:table-cell table:style-name="ce2" table:formula="of:=[.F63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2.6.7</text:p>
          </table:table-cell>
          <table:table-cell table:style-name="ce3" office:value-type="float" office:value="611.86" calcext:value-type="float">
            <text:p>611.9</text:p>
          </table:table-cell>
          <table:table-cell table:style-name="ce2" table:formula="of:=[.F64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afari 8.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2" table:formula="of:=1.27*1000" office:value-type="float" office:value="1270" calcext:value-type="float">
            <text:p>1,270</text:p>
          </table:table-cell>
          <table:table-cell table:style-name="ce2" table:formula="of:=[.E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2" table:formula="of:=0.9*1000" office:value-type="float" office:value="900" calcext:value-type="float">
            <text:p>900</text:p>
          </table:table-cell>
          <table:table-cell table:style-name="ce2" table:formula="of:=[.F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1.8.10</text:p>
          </table:table-cell>
          <table:table-cell table:style-name="ce2" table:formula="of:=2.26*1000" office:value-type="float" office:value="2260" calcext:value-type="float">
            <text:p>2,260</text:p>
          </table:table-cell>
          <table:table-cell table:style-name="ce2" table:formula="of:=[.F86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-00-00</text:date>, <text:time style:data-style-name="N2" text:time-value="08:55:22.395834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5-02-06T08:56:47.219590655</dc:date>
    <dc:creator>Raymond Hill</dc:creator>
    <meta:editing-duration>PT3H24M42S</meta:editing-duration>
    <meta:editing-cycles>24</meta:editing-cycles>
    <meta:generator>LibreOffice/4.2.7.2$Linux_X86_64 LibreOffice_project/420m0$Build-2</meta:generator>
    <meta:document-statistic meta:table-count="1" meta:cell-count="2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16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0.246cm" svg:y="0.315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299cm" svg:width="15.364cm" svg:height="7.519cm">
          <chartooo:coordinate-region svg:x="1.312cm" svg:y="1.498cm" svg:width="14.372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6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dash" draw:stroke-dash="Fine_20_Dashed" draw:fill="none" draw:fill-gradient-name="Tango_5f_5f_5f_5f_5f_5f_5f_5f_5f_5f_5f_5f_5f_5f_5f_5f_5f_5f_5f_5f_5f_5f_5f_5f_5f_5f_5f_5f_5f_5f_5f_20_5f_5f_5f_5f_5f_5f_5f_5f_5f_5f_5f_5f_5f_5f_5f_5f_5f_5f_5f_5f_5f_5f_5f_5f_5f_5f_5f_5f_5f_5f_5f_Green" draw:opacity-name="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626cm" svg:y="0.306cm" chart:style-name="ch2">
          <text:p>"Explicit Allocations" (MB) for 11 high-traffic web pages (Firefox 35 64-bit)</text:p>
        </chart:title>
        <chart:plot-area chart:style-name="ch3" table:cell-range-address="Sheet1.D60:Sheet1.F65" chart:data-source-has-labels="column" svg:x="0.32cm" svg:y="1.301cm" svg:width="15.361cm" svg:height="6.539cm">
          <chartooo:coordinate-region svg:x="1.127cm" svg:y="1.301cm" svg:width="14.554cm" svg:height="5.919cm"/>
          <chart:axis chart:dimension="x" chart:name="primary-x" chart:style-name="ch4" chartooo:axis-type="auto">
            <chartooo:date-scale/>
            <chart:title svg:x="0.243cm" svg:y="8.02cm" chart:style-name="ch5">
              <text:p>** Bluhell uses only a subset of filters from EasyList -- its blocking power is a fraction of that of other blockers</text:p>
            </chart:title>
            <chart:categories table:cell-range-address="Sheet1.D60:Sheet1.D6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E60:Sheet1.E65" chart:class="chart:bar">
            <chart:data-point chart:style-name="ch10"/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Sheet1.F60:Sheet1.F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60:Sheet1.D65</svg:desc>
                </draw:g>
              </table:table-cell>
              <table:table-cell office:value-type="float" office:value="523.07">
                <text:p>523.07</text:p>
                <draw:g>
                  <svg:desc>Sheet1.E60:Sheet1.E65</svg:desc>
                </draw:g>
              </table:table-cell>
              <table:table-cell office:value-type="float" office:value="523.07">
                <text:p>523.07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423.13">
                <text:p>423.1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Bluhell 2.5.0 **</text:p>
              </table:table-cell>
              <table:table-cell office:value-type="float" office:value="403.83">
                <text:p>403.8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E 2.1.8</text:p>
              </table:table-cell>
              <table:table-cell office:value-type="float" office:value="611.11">
                <text:p>611.11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dBlock 2.0</text:p>
              </table:table-cell>
              <table:table-cell office:value-type="float" office:value="626.88">
                <text:p>626.88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P 2.6.7</text:p>
              </table:table-cell>
              <table:table-cell office:value-type="float" office:value="611.86">
                <text:p>611.86</text:p>
              </table:table-cell>
              <table:table-cell office:value-type="float" office:value="523.07">
                <text:p>52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4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stroke-dash="Fine_20_Dashed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een" draw:opacity-name=""/>
    </style:style>
    <style:style style:name="ch11" style:family="chart" style:data-style-name="N3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631cm" svg:y="0.31cm" chart:style-name="ch2">
          <text:p>Overall memory footprint (MB) of 11 high-traffic web pages (Safari 8.0)</text:p>
        </chart:title>
        <chart:plot-area chart:style-name="ch3" table:cell-range-address="Sheet1.D85:Sheet1.F87" chart:data-source-has-labels="column" svg:x="0.32cm" svg:y="1.301cm" svg:width="15.361cm" svg:height="7.52cm">
          <chartooo:coordinate-region svg:x="1.312cm" svg:y="1.301cm" svg:width="14.369cm" svg:height="6.9cm"/>
          <chart:axis chart:dimension="x" chart:name="primary-x" chart:style-name="ch4" chartooo:axis-type="auto">
            <chartooo:date-scale/>
            <chart:categories table:cell-range-address="Sheet1.D85:Sheet1.D8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85:Sheet1.E87" chart:class="chart:bar">
            <chart:data-point chart:style-name="ch9"/>
            <chart:data-point/>
            <chart:data-point chart:style-name="ch10"/>
          </chart:series>
          <chart:series chart:attached-axis="primary-y" chart:style-name="ch11" chart:values-cell-range-address="Sheet1.F85:Sheet1.F8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85:Sheet1.D87</svg:desc>
                </draw:g>
              </table:table-cell>
              <table:table-cell office:value-type="float" office:value="1270">
                <text:p>1270</text:p>
                <draw:g>
                  <svg:desc>Sheet1.E85:Sheet1.E87</svg:desc>
                </draw:g>
              </table:table-cell>
              <table:table-cell office:value-type="float" office:value="1270">
                <text:p>1270</text:p>
                <draw:g>
                  <svg:desc>Sheet1.F85:Sheet1.F87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900">
                <text:p>90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ABP 1.8.10</text:p>
              </table:table-cell>
              <table:table-cell office:value-type="float" office:value="2260">
                <text:p>2260</text:p>
              </table:table-cell>
              <table:table-cell office:value-type="float" office:value="1270">
                <text:p>12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